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Module.setServletContext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Module.getAttributeValues( String name ,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Module.getAttribute( String name ,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Module.getAttributeNames(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